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236.95pt"/>
    </style:style>
    <style:style style:name="co9" style:family="table-column">
      <style:table-column-properties fo:break-before="auto" style:column-width="385.2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65.2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ff66"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6666" fo:wrap-option="wrap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5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Example Data</text:p>
          </table:table-cell>
          <table:table-cell table:style-name="ce7" office:value-type="string" calcext:value-type="string">
            <text:p>Range of values</text:p>
          </table:table-cell>
          <table:table-cell table:style-name="ce2" office:value-type="string" calcext:value-type="string">
            <text:p>Arbitration ID</text:p>
          </table:table-cell>
          <table:table-cell table:style-name="ce2" office:value-type="string" calcext:value-type="string">
            <text:p>Byte size</text:p>
          </table:table-cell>
          <table:table-cell table:style-name="ce7" office:value-type="string" calcext:value-type="string">
            <text:p>Max value possible to be packed(with current byte size)</text:p>
          </table:table-cell>
          <table:table-cell table:style-name="ce7" office:value-type="string" calcext:value-type="string">
            <text:p>Packing formula</text:p>
          </table:table-cell>
          <table:table-cell table:style-name="ce7" office:value-type="string" calcext:value-type="string">
            <text:p>Unpacking</text:p>
          </table:table-cell>
        </table:table-row>
        <table:table-row table:style-name="ro2">
          <table:table-cell/>
          <table:table-cell table:style-name="ce3" office:value-type="string" calcext:value-type="string">
            <text:p>StoreNo</text:p>
          </table:table-cell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[1,inf)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convert int data to hex</text:p>
          </table:table-cell>
          <table:table-cell table:style-name="ce8"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2019/04/05</text:p>
          </table:table-cell>
          <table:table-cell table:style-name="ce8"/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294967296" calcext:value-type="float">
            <text:p>4294967296</text:p>
          </table:table-cell>
          <table:table-cell table:style-name="ce8" office:value-type="string" calcext:value-type="string">
            <text:p>remove the “/”, convert int data to hex</text:p>
          </table:table-cell>
          <table:table-cell table:style-name="ce8" office:value-type="string" calcext:value-type="string">
            <text:p>Concatenate hex data and convert to int</text:p>
          </table:table-cell>
        </table:table-row>
        <table:table-row table:style-name="ro3">
          <table:table-cell/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11:07:50</text:p>
          </table:table-cell>
          <table:table-cell table:style-name="ce8" office:value-type="string" calcext:value-type="string">
            <text:p>[0,245959]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294967297" calcext:value-type="float">
            <text:p>4294967297</text:p>
          </table:table-cell>
          <table:table-cell table:style-name="ce8" office:value-type="string" calcext:value-type="string">
            <text:p>remove the “:”, convert int data to hex</text:p>
          </table:table-cell>
          <table:table-cell table:style-name="ce8" office:value-type="string" calcext:value-type="string">
            <text:p>Concatenate hex data and convert to int, add 2 ‘:’ after every second character from the end</text:p>
          </table:table-cell>
        </table:table-row>
        <table:table-row table:style-name="ro2">
          <table:table-cell/>
          <table:table-cell table:style-name="ce3" office:value-type="string" calcext:value-type="string">
            <text:p>Millisecond</text:p>
          </table:table-cell>
          <table:table-cell table:style-name="ce3" office:value-type="string" calcext:value-type="string">
            <text:p>270</text:p>
          </table:table-cell>
          <table:table-cell table:style-name="ce8" office:value-type="string" calcext:value-type="string">
            <text:p>[1,1000]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5536" calcext:value-type="float">
            <text:p>65536</text:p>
          </table:table-cell>
          <table:table-cell table:style-name="ce8" office:value-type="string" calcext:value-type="string">
            <text:p>convert int data to hex</text:p>
          </table:table-cell>
          <table:table-cell table:style-name="ce8"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table:style-name="ce3" office:value-type="string" calcext:value-type="string">
            <text:p>U-1</text:p>
          </table:table-cell>
          <table:table-cell table:style-name="ce3" office:value-type="string" calcext:value-type="string">
            <text:p>231.61 </text:p>
          </table:table-cell>
          <table:table-cell table:style-name="ce8" office:value-type="string" calcext:value-type="string">
            <text:p>[0,600000]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Urms-1</text:p>
          </table:table-cell>
          <table:table-cell table:style-name="ce3" office:value-type="string" calcext:value-type="string">
            <text:p>231.61 </text:p>
          </table:table-cell>
          <table:table-cell table:style-name="ce8" office:value-type="string" calcext:value-type="string">
            <text:p>[0,600000]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 data into hex</text:p>
          </table:table-cell>
          <table:table-cell table:style-name="ce8"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Umn-1</text:p>
          </table:table-cell>
          <table:table-cell table:style-name="ce3" office:value-type="string" calcext:value-type="string">
            <text:p>232.32 </text:p>
          </table:table-cell>
          <table:table-cell table:style-name="ce8" office:value-type="string" calcext:value-type="string">
            <text:p>[0,600000]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Udc-1</text:p>
          </table:table-cell>
          <table:table-cell table:style-name="ce3" office:value-type="string" calcext:value-type="string">
            <text:p>-0.00 </text:p>
          </table:table-cell>
          <table:table-cell table:style-name="ce8" office:value-type="string" calcext:value-type="string">
            <text:p>[0,600000]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Urmn-1</text:p>
          </table:table-cell>
          <table:table-cell table:style-name="ce3" office:value-type="string" calcext:value-type="string">
            <text:p>209.16 </text:p>
          </table:table-cell>
          <table:table-cell table:style-name="ce8" office:value-type="string" calcext:value-type="string">
            <text:p>[0,600000]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 data into hex</text:p>
          </table:table-cell>
          <table:table-cell table:style-name="ce8"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Uac-1</text:p>
          </table:table-cell>
          <table:table-cell table:style-name="ce3" office:value-type="string" calcext:value-type="string">
            <text:p>231.61 </text:p>
          </table:table-cell>
          <table:table-cell table:style-name="ce8" office:value-type="string" calcext:value-type="string">
            <text:p>[0,600000]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4">
          <table:table-cell/>
          <table:table-cell table:style-name="ce4" office:value-type="string" calcext:value-type="string">
            <text:p>Urange</text:p>
          </table:table-cell>
          <table:table-cell table:style-name="ce3" office:value-type="string" calcext:value-type="string">
            <text:p>300.0 </text:p>
          </table:table-cell>
          <table:table-cell table:style-name="ce8" office:value-type="string" calcext:value-type="string">
            <text:p>{7.5,15,30,75,150,300,600, auto}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5536" calcext:value-type="float">
            <text:p>65536</text:p>
          </table:table-cell>
          <table:table-cell table:style-name="ce9" office:value-type="string" calcext:value-type="string">
            <text:p>Multiply by 10, convert int data into 2’s complement hex. Send Auto as ff ff. While auto adjusting range, system outputs weird negative ranges</text:p>
          </table:table-cell>
          <table:table-cell table:style-name="ce8" office:value-type="string" calcext:value-type="string">
            <text:p>Concatenate hex data, convert to int, divide by 10 <text:s text:c="20"/>Read ‘Auto’ by chr()</text:p>
          </table:table-cell>
        </table:table-row>
        <table:table-row table:style-name="ro2">
          <table:table-cell/>
          <table:table-cell table:style-name="ce3" office:value-type="string" calcext:value-type="string">
            <text:p>I-1</text:p>
          </table:table-cell>
          <table:table-cell table:style-name="ce3" office:value-type="string" calcext:value-type="string">
            <text:p>0.000 </text:p>
          </table:table-cell>
          <table:table-cell table:style-name="ce8"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Irms-1</text:p>
          </table:table-cell>
          <table:table-cell table:style-name="ce3" office:value-type="string" calcext:value-type="string">
            <text:p>0.000 </text:p>
          </table:table-cell>
          <table:table-cell table:style-name="ce8"/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 data into hex</text:p>
          </table:table-cell>
          <table:table-cell table:style-name="ce8"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Imn-1</text:p>
          </table:table-cell>
          <table:table-cell table:style-name="ce3" office:value-type="string" calcext:value-type="string">
            <text:p>0.000 </text:p>
          </table:table-cell>
          <table:table-cell table:style-name="ce8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Idc-1</text:p>
          </table:table-cell>
          <table:table-cell table:style-name="ce3" office:value-type="string" calcext:value-type="string">
            <text:p>-0.000 </text:p>
          </table:table-cell>
          <table:table-cell table:style-name="ce8"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Irmn-1</text:p>
          </table:table-cell>
          <table:table-cell table:style-name="ce3" office:value-type="string" calcext:value-type="string">
            <text:p>0.000 </text:p>
          </table:table-cell>
          <table:table-cell table:style-name="ce8"/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 data into hex</text:p>
          </table:table-cell>
          <table:table-cell table:style-name="ce8" office:value-type="string" calcext:value-type="string">
            <text:p>Concatenate hex data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Iac-1</text:p>
          </table:table-cell>
          <table:table-cell table:style-name="ce3" office:value-type="string" calcext:value-type="string">
            <text:p>0.000 </text:p>
          </table:table-cell>
          <table:table-cell table:style-name="ce8"/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5">
          <table:table-cell table:style-name="ce1"/>
          <table:table-cell table:style-name="ce4" office:value-type="string" calcext:value-type="string">
            <text:p>Irange</text:p>
          </table:table-cell>
          <table:table-cell table:style-name="ce3" office:value-type="string" calcext:value-type="string">
            <text:p><text:s/>10.0 </text:p>
          </table:table-cell>
          <table:table-cell table:style-name="ce8" office:value-type="string" calcext:value-type="string">
            <text:p>{20,10,5,2.5,2,1,0.5,0.25,auto}A ,{200,100,50,25,20,10,5,2.5,auto}mA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5536" calcext:value-type="float">
            <text:p>65536</text:p>
          </table:table-cell>
          <table:table-cell table:style-name="ce9" office:value-type="string" calcext:value-type="string">
            <text:p>Multiply by 10, convert int data into 2’s complement hex. Send Auto as ff ff. While auto adjusting range, system outputs weird negative ranges</text:p>
          </table:table-cell>
          <table:table-cell table:style-name="ce8" office:value-type="string" calcext:value-type="string">
            <text:p>Concatenate hex data, convert to int, divide by 10 <text:s text:c="20"/>Read ‘Auto’ by chr()</text:p>
          </table:table-cell>
        </table:table-row>
        <table:table-row table:style-name="ro2">
          <table:table-cell table:style-name="ce1"/>
          <table:table-cell table:style-name="ce3" office:value-type="string" calcext:value-type="string">
            <text:p>P-1</text:p>
          </table:table-cell>
          <table:table-cell table:style-name="ce3" office:value-type="string" calcext:value-type="string">
            <text:p>0.0000E+03</text:p>
          </table:table-cell>
          <table:table-cell table:style-name="ce8"/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S-1</text:p>
          </table:table-cell>
          <table:table-cell table:style-name="ce3" office:value-type="string" calcext:value-type="string">
            <text:p>0.0000E+03</text:p>
          </table:table-cell>
          <table:table-cell table:style-name="ce8"/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Q-1</text:p>
          </table:table-cell>
          <table:table-cell table:style-name="ce3" office:value-type="string" calcext:value-type="string">
            <text:p>0.0000E+03</text:p>
          </table:table-cell>
          <table:table-cell table:style-name="ce8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3">
          <table:table-cell/>
          <table:table-cell table:style-name="ce4" office:value-type="string" calcext:value-type="string">
            <text:p>PF-1</text:p>
          </table:table-cell>
          <table:table-cell table:style-name="ce3" office:value-type="string" calcext:value-type="string">
            <text:p>Error <text:s text:c="3"/></text:p>
          </table:table-cell>
          <table:table-cell table:style-name="ce8"/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9" office:value-type="string" calcext:value-type="string">
            <office:annotation office:display="true" draw:style-name="gr1" draw:text-style-name="P2" svg:width="82.18pt" svg:height="39.29pt" svg:x="1353.2pt" svg:y="338.94pt" draw:caption-point-x="-491.19pt" draw:caption-point-y="62.39pt">
              <dc:date>2019-04-11T00:00:00</dc:date>
              <text:p text:style-name="P1"><text:span text:style-name="T1">Check how to read ‘Error’ at output</text:span></text:p>
            </office:annotation>
            <text:p>multiply by 1000, convert into 2’s complement hex <text:s text:c="3"/>Send ‘Error’ <text:s/>as 0x[a0a0a0]</text:p>
          </table:table-cell>
          <table:table-cell table:style-name="ce8" office:value-type="string" calcext:value-type="string">
            <text:p>Concatenate hex data, subtract from (1&gt;&gt;bytesize*8), convert to int, divide by 1000 <text:s text:c="3"/>Read 0x[a0a0a0] as ‘Error’</text:p>
          </table:table-cell>
        </table:table-row>
        <table:table-row table:style-name="ro3">
          <table:table-cell/>
          <table:table-cell table:style-name="ce4" office:value-type="string" calcext:value-type="string">
            <text:p>Phi-1</text:p>
          </table:table-cell>
          <table:table-cell table:style-name="ce3" office:value-type="string" calcext:value-type="string">
            <text:p>Error <text:s text:c="3"/></text:p>
          </table:table-cell>
          <table:table-cell table:style-name="ce8"/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9" office:value-type="string" calcext:value-type="string">
            <office:annotation office:display="true" draw:style-name="gr1" draw:text-style-name="P2" svg:width="82.18pt" svg:height="39.29pt" svg:x="1353.2pt" svg:y="362.78pt" draw:caption-point-x="-491.19pt" draw:caption-point-y="62.39pt">
              <dc:date>2019-04-11T00:00:00</dc:date>
              <text:p text:style-name="P3"><text:span text:style-name="T1">Check how to read ‘Error’ at output</text:span></text:p>
            </office:annotation>
            <text:p>multiply by 1000, convert into 2’s complement hex <text:s text:c="3"/>Send ‘Error’ <text:s/>as 0x[a0a0a0]</text:p>
          </table:table-cell>
          <table:table-cell table:style-name="ce8" office:value-type="string" calcext:value-type="string">
            <text:p>Concatenate hex data, subtract from (1&gt;&gt;bytesize*8), convert to int, divide by 1000 <text:s text:c="3"/>Read 0x[a0a0a0] as ‘Error’</text:p>
          </table:table-cell>
        </table:table-row>
        <table:table-row table:style-name="ro3">
          <table:table-cell/>
          <table:table-cell table:style-name="ce4" office:value-type="string" calcext:value-type="string">
            <text:p>FreqU-1</text:p>
          </table:table-cell>
          <table:table-cell table:style-name="ce3" office:value-type="string" calcext:value-type="string">
            <text:p>49.975 </text:p>
          </table:table-cell>
          <table:table-cell table:style-name="ce8"/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9" office:value-type="string" calcext:value-type="string">
            <office:annotation office:display="true" draw:style-name="gr1" draw:text-style-name="P2" svg:width="82.18pt" svg:height="39.29pt" svg:x="1353.2pt" svg:y="386.73pt" draw:caption-point-x="-491.19pt" draw:caption-point-y="62.39pt">
              <dc:date>2019-04-11T00:00:00</dc:date>
              <text:p text:style-name="P3"><text:span text:style-name="T1">Check how to read ‘Error’ at output</text:span></text:p>
            </office:annotation>
            <text:p>multiply by 1000, convert into 2’s complement hex <text:s text:c="3"/>Send ‘Error’ <text:s/>as 0x[a0a0a0]</text:p>
          </table:table-cell>
          <table:table-cell table:style-name="ce8" office:value-type="string" calcext:value-type="string">
            <text:p>Concatenate hex data, subtract from (1&gt;&gt;bytesize*8), convert to int, divide by 1000 <text:s text:c="3"/>Read 0x[a0a0a0] as ‘Error’</text:p>
          </table:table-cell>
        </table:table-row>
        <table:table-row table:style-name="ro3">
          <table:table-cell/>
          <table:table-cell table:style-name="ce4" office:value-type="string" calcext:value-type="string">
            <text:p>FreqI-1</text:p>
          </table:table-cell>
          <table:table-cell table:style-name="ce3" office:value-type="string" calcext:value-type="string">
            <text:p>Error <text:s text:c="3"/></text:p>
          </table:table-cell>
          <table:table-cell table:style-name="ce8"/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9" office:value-type="string" calcext:value-type="string">
            <office:annotation office:display="true" draw:style-name="gr1" draw:text-style-name="P2" svg:width="82.18pt" svg:height="39.29pt" svg:x="1353.2pt" svg:y="410.68pt" draw:caption-point-x="-491.19pt" draw:caption-point-y="62.39pt">
              <dc:date>2019-04-11T00:00:00</dc:date>
              <text:p text:style-name="P3"><text:span text:style-name="T1">Check how to read ‘Error’ at output</text:span></text:p>
            </office:annotation>
            <text:p>multiply by 1000, convert into 2’s complement hex <text:s text:c="3"/>Send ‘Error’ <text:s/>as 0x[a0a0a0]</text:p>
          </table:table-cell>
          <table:table-cell table:style-name="ce8" office:value-type="string" calcext:value-type="string">
            <text:p>Concatenate hex data, subtract from (1&gt;&gt;bytesize*8), convert to int, divide by 1000 <text:s text:c="3"/>Read 0x[a0a0a0] as ‘Error’</text:p>
          </table:table-cell>
        </table:table-row>
        <table:table-row table:style-name="ro2">
          <table:table-cell/>
          <table:table-cell table:style-name="ce3" office:value-type="string" calcext:value-type="string">
            <text:p>Uppeak-1</text:p>
          </table:table-cell>
          <table:table-cell table:style-name="ce3" office:value-type="string" calcext:value-type="string">
            <text:p>326.94 </text:p>
          </table:table-cell>
          <table:table-cell table:style-name="ce8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Umpeak-1</text:p>
          </table:table-cell>
          <table:table-cell table:style-name="ce3" office:value-type="string" calcext:value-type="string">
            <text:p>-326.91 </text:p>
          </table:table-cell>
          <table:table-cell table:style-name="ce8"/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Ippeak-1</text:p>
          </table:table-cell>
          <table:table-cell table:style-name="ce3" office:value-type="string" calcext:value-type="string">
            <text:p>0.004 </text:p>
          </table:table-cell>
          <table:table-cell table:style-name="ce8"/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Impeak-1</text:p>
          </table:table-cell>
          <table:table-cell table:style-name="ce3" office:value-type="string" calcext:value-type="string">
            <text:p>-0.005 </text:p>
          </table:table-cell>
          <table:table-cell table:style-name="ce8"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Pppeak-1</text:p>
          </table:table-cell>
          <table:table-cell table:style-name="ce3" office:value-type="string" calcext:value-type="string">
            <text:p>0.0016E+03</text:p>
          </table:table-cell>
          <table:table-cell table:style-name="ce8"/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294967297" calcext:value-type="float">
            <text:p>4294967297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3" office:value-type="string" calcext:value-type="string">
            <text:p>Pmpeak-1</text:p>
          </table:table-cell>
          <table:table-cell table:style-name="ce3" office:value-type="string" calcext:value-type="string">
            <text:p>-0.0016E+03</text:p>
          </table:table-cell>
          <table:table-cell table:style-name="ce8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294967297" calcext:value-type="float">
            <text:p>4294967297</text:p>
          </table:table-cell>
          <table:table-cell table:style-name="ce8" office:value-type="string" calcext:value-type="string">
            <text:p>multiply by 1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</text:p>
          </table:table-cell>
        </table:table-row>
        <table:table-row table:style-name="ro2">
          <table:table-cell/>
          <table:table-cell table:style-name="ce4" office:value-type="string" calcext:value-type="string">
            <office:annotation office:display="true" draw:style-name="gr2" draw:text-style-name="P2" svg:width="82.18pt" svg:height="28.09pt" svg:x="46.18pt" svg:y="503.23pt" draw:caption-point-x="163.67pt" draw:caption-point-y="70.58pt">
              <dc:date>2019-04-11T00:00:00</dc:date>
              <text:p text:style-name="P1"><text:span text:style-name="T1">Check what all it can send</text:span></text:p>
            </office:annotation>
            <text:p>MATH</text:p>
          </table:table-cell>
          <table:table-cell table:style-name="ce3" office:value-type="string" calcext:value-type="string">
            <text:p>1.4116 </text:p>
          </table:table-cell>
          <table:table-cell table:style-name="ce8"/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000, convert into 2’s complement hex</text:p>
          </table:table-cell>
          <table:table-cell table:style-name="ce8" office:value-type="string" calcext:value-type="string">
            <text:p>Concatenate hex data, subtract from (1&gt;&gt;bytesize*8), convert to int, divide by 10000</text:p>
          </table:table-cell>
        </table:table-row>
        <table:table-row table:style-name="ro3">
          <table:table-cell/>
          <table:table-cell table:style-name="ce4" office:value-type="string" calcext:value-type="string">
            <office:annotation office:display="true" draw:style-name="gr2" draw:text-style-name="P2" svg:width="82.18pt" svg:height="28.09pt" svg:x="21.34pt" svg:y="549.35pt" draw:caption-point-x="188.5pt" draw:caption-point-y="37.28pt">
              <dc:date>2019-04-11T00:00:00</dc:date>
              <text:p text:style-name="P1"><text:span text:style-name="T1">Figure out how it unpacks</text:span></text:p>
            </office:annotation>
            <text:p>TIME</text:p>
          </table:table-cell>
          <table:table-cell table:style-name="ce6" office:value-type="string" calcext:value-type="string">
            <text:p>0:00:01.75</text:p>
          </table:table-cell>
          <table:table-cell table:style-name="ce8"/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4294967297" calcext:value-type="float">
            <text:p>4294967297</text:p>
          </table:table-cell>
          <table:table-cell table:style-name="ce8" office:value-type="string" calcext:value-type="string">
            <text:p>remove the “:”, multiply by 1000, convert int data to hex, send NAN as 0x0a0a0a0a</text:p>
          </table:table-cell>
          <table:table-cell table:style-name="ce8" office:value-type="string" calcext:value-type="string">
            <text:p>Concatenate hex data and convert to int, divide by 1000, add required ‘:’ Read <text:s/>0x0a0a0a0a as NAN</text:p>
          </table:table-cell>
        </table:table-row>
        <table:table-row table:style-name="ro3">
          <table:table-cell/>
          <table:table-cell table:style-name="ce5" office:value-type="string" calcext:value-type="string">
            <office:annotation office:display="true" draw:style-name="gr3" draw:text-style-name="P2" svg:width="122.09pt" svg:height="52.19pt" svg:x="6.58pt" svg:y="610.7pt" draw:caption-point-x="203.27pt" draw:caption-point-y="-0.23pt">
              <dc:date>2019-04-12T00:00:00</dc:date>
              <text:p text:style-name="P1"><text:span text:style-name="T1">Check if multiplicand 10E8 needs to be increased, byte size will also have to be increased</text:span></text:p>
            </office:annotation>
            <text:p>WP-1</text:p>
          </table:table-cell>
          <table:table-cell table:style-name="ce3" office:value-type="string" calcext:value-type="string">
            <text:p>-26.489E-09</text:p>
          </table:table-cell>
          <table:table-cell table:style-name="ce8"/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8, convert into 2’s complement hex, send NAN as 0x0a0a0a</text:p>
          </table:table-cell>
          <table:table-cell table:style-name="ce8" office:value-type="string" calcext:value-type="string">
            <text:p>Concatenate hex data, subtract from (1&gt;&gt;bytesize*8), convert to int, divide by 10E8 Read 0x0a0a0a as NAN</text:p>
          </table:table-cell>
        </table:table-row>
        <table:table-row table:style-name="ro3">
          <table:table-cell/>
          <table:table-cell table:style-name="ce5" office:value-type="string" calcext:value-type="string">
            <text:p>WPp-1</text:p>
          </table:table-cell>
          <table:table-cell table:style-name="ce3" office:value-type="string" calcext:value-type="string">
            <text:p>53.448E-06</text:p>
          </table:table-cell>
          <table:table-cell table:style-name="ce8"/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8, convert into 2’s complement hex, send NAN as 0x0a0a0a</text:p>
          </table:table-cell>
          <table:table-cell table:style-name="ce8" office:value-type="string" calcext:value-type="string">
            <text:p>Concatenate hex data, subtract from (1&gt;&gt;bytesize*8), convert to int, divide by 10E8 Read 0x0a0a0a as NAN</text:p>
          </table:table-cell>
        </table:table-row>
        <table:table-row table:style-name="ro3">
          <table:table-cell/>
          <table:table-cell table:style-name="ce5" office:value-type="string" calcext:value-type="string">
            <text:p>WPm-1</text:p>
          </table:table-cell>
          <table:table-cell table:style-name="ce3" office:value-type="string" calcext:value-type="string">
            <text:p>-53.475E-06</text:p>
          </table:table-cell>
          <table:table-cell table:style-name="ce8"/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8, convert into 2’s complement hex, send NAN as 0x0a0a0a</text:p>
          </table:table-cell>
          <table:table-cell table:style-name="ce8" office:value-type="string" calcext:value-type="string">
            <text:p>Concatenate hex data, subtract from (1&gt;&gt;bytesize*8), convert to int, divide by 10E8 Read 0x0a0a0a as NAN</text:p>
          </table:table-cell>
        </table:table-row>
        <table:table-row table:style-name="ro3">
          <table:table-cell/>
          <table:table-cell table:style-name="ce5" office:value-type="string" calcext:value-type="string">
            <text:p>q-1</text:p>
          </table:table-cell>
          <table:table-cell table:style-name="ce3" office:value-type="string" calcext:value-type="string">
            <text:p>0.0000E-12</text:p>
          </table:table-cell>
          <table:table-cell table:style-name="ce8"/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8, convert into 2’s complement hex, send NAN as 0x0a0a0a</text:p>
          </table:table-cell>
          <table:table-cell table:style-name="ce8" office:value-type="string" calcext:value-type="string">
            <text:p>Concatenate hex data, subtract from (1&gt;&gt;bytesize*8), convert to int, divide by 10E8 Read 0x0a0a0a as NAN</text:p>
          </table:table-cell>
        </table:table-row>
        <table:table-row table:style-name="ro3">
          <table:table-cell/>
          <table:table-cell table:style-name="ce5" office:value-type="string" calcext:value-type="string">
            <text:p>qp-1</text:p>
          </table:table-cell>
          <table:table-cell table:style-name="ce3" office:value-type="string" calcext:value-type="string">
            <text:p>0.0000E-12</text:p>
          </table:table-cell>
          <table:table-cell table:style-name="ce8"/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8, convert into 2’s complement hex, send NAN as 0x0a0a0a</text:p>
          </table:table-cell>
          <table:table-cell table:style-name="ce8" office:value-type="string" calcext:value-type="string">
            <text:p>Concatenate hex data, subtract from (1&gt;&gt;bytesize*8), convert to int, divide by 10E8 Read 0x0a0a0a as NAN</text:p>
          </table:table-cell>
        </table:table-row>
        <table:table-row table:style-name="ro3">
          <table:table-cell/>
          <table:table-cell table:style-name="ce5" office:value-type="string" calcext:value-type="string">
            <text:p>qm-1</text:p>
          </table:table-cell>
          <table:table-cell table:style-name="ce3" office:value-type="string" calcext:value-type="string">
            <text:p>0.0000E-12</text:p>
          </table:table-cell>
          <table:table-cell table:style-name="ce8"/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8, convert into 2’s complement hex, send NAN as 0x0a0a0a</text:p>
          </table:table-cell>
          <table:table-cell table:style-name="ce8" office:value-type="string" calcext:value-type="string">
            <text:p>Concatenate hex data, subtract from (1&gt;&gt;bytesize*8), convert to int, divide by 10E8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U(k)-1-Total</text:p>
          </table:table-cell>
          <table:table-cell table:style-name="ce3" office:value-type="string" calcext:value-type="string">
            <text:p>231.67 </text:p>
          </table:table-cell>
          <table:table-cell table:style-name="ce8"/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3, convert into 2’s complement hex send NAN as 0x0a0a0a</text:p>
          </table:table-cell>
          <table:table-cell table:style-name="ce8" office:value-type="string" calcext:value-type="string">
            <text:p>Concatenate hex data, subtract from (1&gt;&gt;bytesize*8), convert to int, divide by 10E3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I(k)-1-Total</text:p>
          </table:table-cell>
          <table:table-cell table:style-name="ce3" office:value-type="string" calcext:value-type="string">
            <text:p>0.000 </text:p>
          </table:table-cell>
          <table:table-cell table:style-name="ce8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3, convert into 2’s complement hex send NAN as 0x0a0a0a</text:p>
          </table:table-cell>
          <table:table-cell table:style-name="ce8" office:value-type="string" calcext:value-type="string">
            <text:p>Concatenate hex data, subtract from (1&gt;&gt;bytesize*8), convert to int, divide by 10E3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P(k)-1-Total</text:p>
          </table:table-cell>
          <table:table-cell table:style-name="ce3" office:value-type="string" calcext:value-type="string">
            <text:p>-0.0000E+03</text:p>
          </table:table-cell>
          <table:table-cell table:style-name="ce8"/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3, convert into 2’s complement hex send NAN as 0x0a0a0a</text:p>
          </table:table-cell>
          <table:table-cell table:style-name="ce8" office:value-type="string" calcext:value-type="string">
            <text:p>Concatenate hex data, subtract from (1&gt;&gt;bytesize*8), convert to int, divide by 10E3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Uhdf(k)-1-Total</text:p>
          </table:table-cell>
          <table:table-cell table:style-name="ce3" office:value-type="string" calcext:value-type="string">
            <text:p>NAN</text:p>
          </table:table-cell>
          <table:table-cell table:style-name="ce8"/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3, convert into 2’s complement hex send NAN as 0x0a0a0a</text:p>
          </table:table-cell>
          <table:table-cell table:style-name="ce8" office:value-type="string" calcext:value-type="string">
            <text:p>Concatenate hex data, subtract from (1&gt;&gt;bytesize*8), convert to int, divide by 10E3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Ihdf(k)-1-Total</text:p>
          </table:table-cell>
          <table:table-cell table:style-name="ce3" office:value-type="string" calcext:value-type="string">
            <text:p>NAN</text:p>
          </table:table-cell>
          <table:table-cell table:style-name="ce8"/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3, convert into 2’s complement hex send NAN as 0x0a0a0a</text:p>
          </table:table-cell>
          <table:table-cell table:style-name="ce8" office:value-type="string" calcext:value-type="string">
            <text:p>Concatenate hex data, subtract from (1&gt;&gt;bytesize*8), convert to int, divide by 10E3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Phdf(k)-1-Total</text:p>
          </table:table-cell>
          <table:table-cell table:style-name="ce3" office:value-type="string" calcext:value-type="string">
            <text:p>NAN</text:p>
          </table:table-cell>
          <table:table-cell table:style-name="ce8"/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3, convert into 2’s complement hex send NAN as 0x0a0a0a</text:p>
          </table:table-cell>
          <table:table-cell table:style-name="ce8" office:value-type="string" calcext:value-type="string">
            <text:p>Concatenate hex data, subtract from (1&gt;&gt;bytesize*8), convert to int, divide by 10E3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Uthd-1</text:p>
          </table:table-cell>
          <table:table-cell table:style-name="ce3" office:value-type="string" calcext:value-type="string">
            <text:p>1.627 </text:p>
          </table:table-cell>
          <table:table-cell table:style-name="ce8"/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4, convert into 2’s complement hex send NAN as 0x0a0a0a</text:p>
          </table:table-cell>
          <table:table-cell table:style-name="ce8" office:value-type="string" calcext:value-type="string">
            <text:p>Concatenate hex data, subtract from (1&gt;&gt;bytesize*8), convert to int, divide by 10E4 Read 0x0a0a0a as NAN</text:p>
          </table:table-cell>
        </table:table-row>
        <table:table-row table:style-name="ro3">
          <table:table-cell/>
          <table:table-cell table:style-name="ce3" office:value-type="string" calcext:value-type="string">
            <text:p>Ithd-1</text:p>
          </table:table-cell>
          <table:table-cell table:style-name="ce3" office:value-type="string" calcext:value-type="string">
            <text:p>832.721 </text:p>
          </table:table-cell>
          <table:table-cell table:style-name="ce8"/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6777216" calcext:value-type="float">
            <text:p>16777216</text:p>
          </table:table-cell>
          <table:table-cell table:style-name="ce8" office:value-type="string" calcext:value-type="string">
            <text:p>multiply by 10E4, convert into 2’s complement hex, Send ‘Error’ as ‘0xa0a0a0’and NAN as 0x0a0a0a</text:p>
          </table:table-cell>
          <table:table-cell table:style-name="ce8" office:value-type="string" calcext:value-type="string">
            <text:p>Concatenate hex data, subtract from (1&gt;&gt;bytesize*8), convert to int, divide by 10E4, Read ‘0xa0a0a0’ as Error, and 0x0a0a0a as NAN</text:p>
          </table:table-cell>
        </table:table-row>
        <table:table-row table:style-name="ro2">
          <table:table-cell/>
          <table:table-cell table:style-name="ce3" office:value-type="string" calcext:value-type="string">
            <text:p>---------</text:p>
          </table:table-cell>
          <table:table-cell table:style-name="ce3"/>
          <table:table-cell table:style-name="ce8"/>
          <table:table-cell table:style-name="ce3" table:number-columns-repeated="2"/>
          <table:table-cell table:style-name="ce8" table:number-columns-repeated="3"/>
        </table:table-row>
        <table:table-row table:style-name="ro2">
          <table:table-cell/>
          <table:table-cell table:style-name="ce3" office:value-type="string" calcext:value-type="string">
            <text:p>MeasureMode</text:p>
          </table:table-cell>
          <table:table-cell table:style-name="ce3" office:value-type="string" calcext:value-type="string">
            <text:p>1</text:p>
          </table:table-cell>
          <table:table-cell table:style-name="ce8"/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convert int data to hex</text:p>
          </table:table-cell>
          <table:table-cell table:style-name="ce8"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table:style-name="ce3" office:value-type="string" calcext:value-type="string">
            <text:p>DisplayMode</text:p>
          </table:table-cell>
          <table:table-cell table:style-name="ce3" office:value-type="string" calcext:value-type="string">
            <text:p>1</text:p>
          </table:table-cell>
          <table:table-cell table:style-name="ce8"/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convert int data to hex</text:p>
          </table:table-cell>
          <table:table-cell table:style-name="ce8"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table:style-name="ce3" office:value-type="string" calcext:value-type="string">
            <text:p>IntegrateMode</text:p>
          </table:table-cell>
          <table:table-cell table:style-name="ce3" office:value-type="string" calcext:value-type="string">
            <text:p>4</text:p>
          </table:table-cell>
          <table:table-cell table:style-name="ce8"/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convert int data to hex</text:p>
          </table:table-cell>
          <table:table-cell table:style-name="ce8" office:value-type="string" calcext:value-type="string">
            <text:p>Concatenate hex data and convert to int</text:p>
          </table:table-cell>
        </table:table-row>
        <table:table-row table:style-name="ro2">
          <table:table-cell/>
          <table:table-cell table:style-name="ce3" office:value-type="string" calcext:value-type="string">
            <text:p>UpdateRate</text:p>
          </table:table-cell>
          <table:table-cell table:style-name="ce3" office:value-type="string" calcext:value-type="string">
            <text:p>1</text:p>
          </table:table-cell>
          <table:table-cell table:style-name="ce8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convert int data to hex</text:p>
          </table:table-cell>
          <table:table-cell table:style-name="ce8" office:value-type="string" calcext:value-type="string">
            <text:p>Concatenate hex data and convert to int</text:p>
          </table:table-cell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1&gt;&gt;4</text:p>
          </table:table-cell>
          <table:table-cell office:value-type="string" calcext:value-type="string">
            <text:p>Means 1 greater than highest number represented by 4 bit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Eg 1&gt;&gt;10 = 1024</text:p>
          </table:table-cell>
          <table:table-cell table:number-columns-repeated="3"/>
        </table:table-row>
        <table:table-row table:style-name="ro2" table:number-rows-repeated="5">
          <table:table-cell table:number-columns-repeated="9"/>
        </table:table-row>
        <table:table-row table:style-name="ro6">
          <table:table-cell table:number-columns-repeated="7"/>
          <table:table-cell table:style-name="ce9" office:value-type="string" calcext:value-type="string">
            <text:p>Change the way of encoding messages, instead of ASCII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or eg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0xa0...a0</text:p>
          </table:table-cell>
        </table:table-row>
        <table:table-row table:style-name="ro2">
          <table:table-cell table:number-columns-repeated="7"/>
          <table:table-cell table:style-name="Default" office:value-type="string" calcext:value-type="string">
            <text:p>NAN</text:p>
          </table:table-cell>
          <table:table-cell table:style-name="Default" office:value-type="string" calcext:value-type="string">
            <text:p>0x0a...0a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Auto</text:p>
          </table:table-cell>
          <table:table-cell office:value-type="string" calcext:value-type="string">
            <text:p>0x..ff</text:p>
          </table:table-cell>
        </table:table-row>
        <table:table-row table:style-name="ro2" table:number-rows-repeated="104850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/00/0000</text:date>, <text:time style:data-style-name="N2" text:time-value="03:10:11.962909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3T04:19:03.942470007</dc:date>
    <meta:editing-duration>PT2H40M8S</meta:editing-duration>
    <meta:editing-cycles>43</meta:editing-cycles>
    <meta:generator>LibreOffice/5.1.6.2$Linux_X86_64 LibreOffice_project/10m0$Build-2</meta:generator>
    <meta:document-statistic meta:table-count="1" meta:cell-count="388" meta:object-count="0"/>
  </office:meta>
</office:document-meta>
</file>